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47E000000F2CCF3472B.svm" manifest:media-type=""/>
  <manifest:file-entry manifest:full-path="Pictures/20000001000007EC0000035E8926D1AC.svm" manifest:media-type=""/>
  <manifest:file-entry manifest:full-path="Pictures/20000001000006F70000035EA6391D7D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TexMathsArgs="14§latex§\begin{table}&#10;\begin{tabular}{ccc}&#10;0&amp;&amp;1\\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4§latex§\begin{table}&#10;\begin{tabular}{c|c|c|}&#10;\cline{2-3} &#10;0&amp; \overline{x} \overline{y} &amp; \overline{x}y\\&#10;\cline{2-3} &#10;1&amp; x\overline{y}&amp; xy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latex§\begin{table}&#10;\begin{tabular}{c|c|c|}&#10;\cline{2-3}&#10;&amp;m_0&amp;m_1\\&#10;\cline{2-3}&#10;&amp;m_2&amp;m_3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size-complex="10pt"/>
    </style:style>
    <style:style style:name="P3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size-complex="10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3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1.987cm" draw:transform="rotate (1.5707963267946) translate (3.175cm 1.14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-0.254cm" svg:height="-1.018cm" svg:x="2.413cm" svg:y="2.7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0.426cm" svg:height="0.469cm" svg:x="1.778cm" svg:y="2.0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46cm" svg:height="0.469cm" svg:x="4.019cm" svg:y="0.3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.609cm" svg:height="0.337cm" svg:x="3.389cm" svg:y="1.143cm">
          <draw:image xlink:href="Pictures/200000010000047E000000F2CCF3472B.svm" xlink:type="simple" xlink:show="embed" xlink:actuate="onLoad">
            <text:p/>
          </draw:image>
        </draw:frame>
        <draw:frame draw:style-name="gr4" draw:text-style-name="P2" draw:layer="layout" svg:width="0.862cm" svg:height="0.802cm" svg:x="0.281cm" svg:y="1.778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4" draw:text-style-name="P2" draw:layer="layout" svg:width="1.078cm" svg:height="0.802cm" svg:x="0.319cm" svg:y="5.421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5" draw:text-style-name="P1" xml:id="id6" draw:id="id6" draw:layer="layout" svg:width="2.838cm" svg:height="1.205cm" svg:x="2.54cm" svg:y="1.651cm">
          <draw:image xlink:href="Pictures/20000001000007EC0000035E8926D1AC.svm" xlink:type="simple" xlink:show="embed" xlink:actuate="onLoad">
            <text:p/>
          </draw:image>
          <draw:glue-point draw:id="4" svg:x="2.607cm" svg:y="-0.78cm"/>
        </draw:frame>
        <draw:frame draw:style-name="gr6" draw:text-style-name="P1" draw:layer="layout" svg:width="2.495cm" svg:height="1.205cm" svg:x="3.093cm" svg:y="5.145cm">
          <draw:image xlink:href="Pictures/20000001000006F70000035EA6391D7D.svm" xlink:type="simple" xlink:show="embed" xlink:actuate="onLoad">
            <text:p/>
          </draw:image>
        </draw:frame>
        <draw:custom-shape draw:style-name="gr7" draw:text-style-name="P1" xml:id="id2" draw:id="id2" draw:layer="layout" svg:width="2.413cm" svg:height="0.635cm" svg:x="3.048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1.651cm" svg:height="0.889cm" draw:transform="rotate (1.5707963267946) translate (4.318cm 3.1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" draw:id="id1" draw:layer="layout" svg:width="2.073cm" svg:height="1.353cm" svg:x="6.055cm" svg:y="0.508cm">
          <draw:text-box>
            <text:p><text:span text:style-name="T3">اس صف میں</text:span></text:p>
            <text:p><text:span text:style-name="T3">ہے</text:span></text:p>
          </draw:text-box>
        </draw:frame>
        <draw:frame draw:style-name="gr2" draw:layer="layout" svg:width="1.026cm" svg:height="0.469cm" svg:x="6.858cm" svg:y="1.2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8" draw:text-style-name="P1" draw:layer="layout" draw:type="curve" svg:x1="7.091cm" svg:y1="1.861cm" svg:x2="5.461cm" svg:y2="1.968cm" draw:start-shape="id1" draw:start-glue-point="2" draw:end-shape="id2" draw:end-glue-point="10" svg:d="m7091 1861c0 72-543 107-1630 107">
          <text:p/>
        </draw:connector>
        <draw:frame draw:style-name="gr4" draw:text-style-name="P3" xml:id="id3" draw:id="id3" draw:layer="layout" svg:width="2.018cm" svg:height="1.353cm" svg:x="1.651cm" svg:y="3.346cm">
          <draw:text-box>
            <text:p><text:span text:style-name="T3">اس قطار میں</text:span></text:p>
            <text:p><text:span text:style-name="T3">ہے</text:span></text:p>
          </draw:text-box>
        </draw:frame>
        <draw:frame draw:style-name="gr2" draw:layer="layout" svg:width="1.039cm" svg:height="0.469cm" svg:x="2.39cm" svg:y="4.10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8" draw:text-style-name="P1" draw:layer="layout" draw:type="curve" draw:line-skew="-2.693cm -1.386cm" svg:x1="3.669cm" svg:y1="4.022cm" svg:x2="4.762cm" svg:y2="3.175cm" draw:start-shape="id3" draw:start-glue-point="1" draw:end-shape="id4" draw:end-glue-point="6" svg:d="m3669 4022c160 0 133-105 366-77s727 187 727-770">
          <text:p/>
        </draw:connector>
        <draw:frame draw:style-name="gr4" draw:text-style-name="P3" xml:id="id5" draw:id="id5" draw:layer="layout" svg:width="2.145cm" svg:height="1.353cm" svg:x="6.055cm" svg:y="2.54cm">
          <draw:text-box>
            <text:p><text:span text:style-name="T3">اس خانے میں</text:span></text:p>
            <text:p><text:span text:style-name="T3">ہے</text:span></text:p>
          </draw:text-box>
        </draw:frame>
        <draw:frame draw:style-name="gr2" draw:layer="layout" svg:width="0.735cm" svg:height="0.469cm" svg:x="6.885cm" svg:y="3.30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8" draw:text-style-name="P1" draw:layer="layout" draw:type="curve" draw:line-skew="3.529cm 1.132cm" svg:x1="6.055cm" svg:y1="3.216cm" svg:x2="4.698cm" svg:y2="2.16cm" draw:start-shape="id5" draw:start-glue-point="3" draw:end-shape="id6" draw:end-glue-point="4" svg:d="m6055 3216c-729 0-607-467-764-685s-593-187-593-3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17T09:58:29</dc:date>
    <dc:creator>kkk </dc:creator>
    <meta:generator>LibreOffice/3.3$Linux LibreOffice_project/330m19$Build-401</meta:generator>
    <meta:editing-duration>PT1H39M6S</meta:editing-duration>
    <meta:editing-cycles>8</meta:editing-cycles>
    <meta:document-statistic meta:object-count="20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i>y</mi>
    <annotation encoding="StarMath 5.0">y</annotation>
  </semantics>
</math>
</file>

<file path=Object 3/content.xml><?xml version="1.0" encoding="utf-8"?>
<math xmlns="http://www.w3.org/1998/Math/MathML">
  <semantics>
    <mrow>
      <mi>x</mi>
      <mo stretchy="false">=</mo>
      <mn>0</mn>
    </mrow>
    <annotation encoding="StarMath 5.0">x=0</annotation>
  </semantics>
</math>
</file>

<file path=Object 4/content.xml><?xml version="1.0" encoding="utf-8"?>
<math xmlns="http://www.w3.org/1998/Math/MathML">
  <semantics>
    <mrow>
      <mi>y</mi>
      <mo stretchy="false">=</mo>
      <mn>1</mn>
    </mrow>
    <annotation encoding="StarMath 5.0">y=1</annotation>
  </semantics>
</math>
</file>

<file path=Object 5/content.xml><?xml version="1.0" encoding="utf-8"?>
<math xmlns="http://www.w3.org/1998/Math/MathML">
  <semantics>
    <mrow>
      <mover accent="true">
        <mi>x</mi>
        <mo>¯</mo>
      </mover>
      <mi>y</mi>
    </mrow>
    <annotation encoding="StarMath 5.0">overline{x}y</annotation>
  </semantics>
</math>
</file>